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1e9f"/>
    </style:style>
    <style:style style:name="P2" style:family="paragraph" style:parent-style-name="Standard">
      <style:text-properties officeooo:rsid="00071e9f" officeooo:paragraph-rsid="00071e9f"/>
    </style:style>
    <style:style style:name="P3" style:family="paragraph" style:parent-style-name="Standard">
      <style:text-properties officeooo:rsid="0008ce3b" officeooo:paragraph-rsid="0008ce3b"/>
    </style:style>
    <style:style style:name="P4" style:family="paragraph" style:parent-style-name="Standard">
      <style:text-properties officeooo:rsid="000aa1c5" officeooo:paragraph-rsid="000aa1c5"/>
    </style:style>
    <style:style style:name="P5" style:family="paragraph" style:parent-style-name="Standard">
      <style:text-properties officeooo:rsid="000b21f8" officeooo:paragraph-rsid="000b21f8"/>
    </style:style>
    <style:style style:name="P6" style:family="paragraph" style:parent-style-name="Standard">
      <style:text-properties officeooo:rsid="000c1ada" officeooo:paragraph-rsid="000c1ada"/>
    </style:style>
    <style:style style:name="P7" style:family="paragraph" style:parent-style-name="Standard">
      <style:paragraph-properties fo:break-before="page"/>
      <style:text-properties officeooo:rsid="0008ce3b" officeooo:paragraph-rsid="0008ce3b"/>
    </style:style>
    <style:style style:name="P8" style:family="paragraph" style:parent-style-name="Heading_20_1">
      <style:text-properties officeooo:rsid="0008ce3b" officeooo:paragraph-rsid="0008ce3b"/>
    </style:style>
    <style:style style:name="P9" style:family="paragraph" style:parent-style-name="Heading_20_1">
      <style:text-properties officeooo:rsid="000aa1c5" officeooo:paragraph-rsid="000aa1c5"/>
    </style:style>
    <style:style style:name="P10" style:family="paragraph" style:parent-style-name="Heading_20_1">
      <style:text-properties officeooo:rsid="000b21f8" officeooo:paragraph-rsid="000b21f8"/>
    </style:style>
    <style:style style:name="P11" style:family="paragraph" style:parent-style-name="Heading_20_1">
      <style:text-properties officeooo:rsid="000c1ada" officeooo:paragraph-rsid="000c1ada"/>
    </style:style>
    <style:style style:name="P12" style:family="paragraph" style:parent-style-name="Heading_20_2">
      <style:text-properties officeooo:rsid="000aa1c5" officeooo:paragraph-rsid="000aa1c5"/>
    </style:style>
    <style:style style:name="P13" style:family="paragraph" style:parent-style-name="Heading_20_2">
      <style:text-properties officeooo:rsid="000b21f8" officeooo:paragraph-rsid="000b21f8"/>
    </style:style>
    <style:style style:name="P14" style:family="paragraph" style:parent-style-name="Standard">
      <style:text-properties officeooo:rsid="000aa1c5" officeooo:paragraph-rsid="000aa1c5"/>
    </style:style>
    <style:style style:name="P15" style:family="paragraph" style:parent-style-name="Standard">
      <style:text-properties officeooo:rsid="000f61bb" officeooo:paragraph-rsid="000f61bb"/>
    </style:style>
    <style:style style:name="P16" style:family="paragraph" style:parent-style-name="Standard">
      <style:paragraph-properties fo:break-before="page"/>
      <style:text-properties officeooo:rsid="000f61bb" officeooo:paragraph-rsid="000f61bb"/>
    </style:style>
    <style:style style:name="P17" style:family="paragraph" style:parent-style-name="Heading_20_1">
      <style:text-properties officeooo:rsid="000f61bb" officeooo:paragraph-rsid="000f61bb"/>
    </style:style>
    <style:style style:name="T1" style:family="text">
      <style:text-properties officeooo:rsid="00071e9f"/>
    </style:style>
    <style:style style:name="T2" style:family="text">
      <style:text-properties fo:font-size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Fc (its for fileconnector)</text:span></text:p>
      <text:p text:style-name="P2"><text:tab/><text:tab/><text:tab/>ESB</text:p>
      <text:p text:style-name="P2">FOLDER<text:tab/><text:tab/><text:tab/><text:tab/> SENDER</text:p>
      <text:p text:style-name="P1"/>
      <text:p text:style-name="P2">NIO, VFS</text:p>
      <text:p text:style-name="P2"/>
      <text:p text:style-name="P3">Polling<text:line-break/></text:p>
      <text:p text:style-name="P7"/>
      <text:h text:style-name="P8" text:outline-level="1"><text:bookmark text:name="title-text"/><text:a xlink:type="simple" xlink:href="https://docs.wso2.com/display/ESB490/Working+with+Inbound+Endpoints">Working with Inbound Endpoints</text:a></text:h>
      <text:p text:style-name="P3"/>
      <text:p text:style-name="P4"><text:a xlink:type="simple" xlink:href="https://docs.wso2.com/display/ESB490/Working+with+Inbound+Endpoints">https://docs.wso2.com/display/ESB490/Working+with+Inbound+Endpoints</text:a></text:p>
      <text:p text:style-name="P4"/>
      <text:p text:style-name="P4"/>
      <text:h text:style-name="P9" text:outline-level="1"><text:bookmark text:name="title-text1"/><text:a xlink:type="simple" xlink:href="https://docs.wso2.com/display/ESB490/HTTP+Inbound+Protocol">HTTP Inbound Protocol</text:a></text:h>
      <text:p text:style-name="P4"/>
      <text:p text:style-name="P4"><text:a xlink:type="simple" xlink:href="https://docs.wso2.com/display/ESB490/HTTP+Inbound+Protocol">https://docs.wso2.com/display/ESB490/HTTP+Inbound+Protocol</text:a></text:p>
      <text:p text:style-name="P4"/>
      <text:p text:style-name="P4"/>
      <text:h text:style-name="P9" text:outline-level="1">Java NIO Files</text:h>
      <text:p text:style-name="P4"/>
      <text:p text:style-name="P4"><text:a xlink:type="simple" xlink:href="http://tutorials.jenkov.com/java-nio/files.html#files-exists">http://tutorials.jenkov.com/java-nio/files.html#files-exists</text:a></text:p>
      <text:p text:style-name="P4"/>
      <text:p text:style-name="P4"/>
      <text:p text:style-name="P4"/>
      <text:h text:style-name="P9" text:outline-level="1"><text:bookmark text:name="title-text2"/><text:a xlink:type="simple" xlink:href="https://docs.wso2.com/display/ESBCONNECTORS/Configuring+Twitter+Inbound+Operations">Configuring Twitter Inbound Operations</text:a></text:h>
      <text:p text:style-name="P4"/>
      <text:p text:style-name="P4"><text:a xlink:type="simple" xlink:href="https://docs.wso2.com/display/ESBCONNECTORS/Configuring+Twitter+Inbound+Operations">https://docs.wso2.com/display/ESBCONNECTORS/Configuring+Twitter+Inbound+Operations</text:a></text:p>
      <text:p text:style-name="P4"/>
      <text:p text:style-name="P4"/>
      <text:h text:style-name="P12" text:outline-level="2">Class LocalFile</text:h>
      <text:p text:style-name="P4"/>
      <text:p text:style-name="P4"><text:a xlink:type="simple" xlink:href="https://commons.apache.org/proper/commons-vfs/apidocs/org/apache/commons/vfs2/provider/local/LocalFile.html">https://commons.apache.org/proper/commons-vfs/apidocs/org/apache/commons/vfs2/provider/local/LocalFile.html</text:a></text:p>
      <text:p text:style-name="P4"/>
      <text:p text:style-name="P4"/>
      <text:h text:style-name="P9" text:outline-level="1">File Inbound Protocol – WSO2 Enterprise Service Bus 4.9.0 (WSO2 ESB 4.9.0)</text:h>
      <text:p text:style-name="P4"/>
      <text:p text:style-name="P4"><text:a xlink:type="simple" xlink:href="https://helpfromviraj.wordpress.com/2015/09/13/file-inbound-protocol-wso2-enterprise-service-bus-4-9-0-wso2-esb-4-9-0/">https://helpfromviraj.wordpress.com/2015/09/13/file-inbound-protocol-wso2-enterprise-service-bus-4-9-0-wso2-esb-4-9-0/</text:a></text:p>
      <text:p text:style-name="P4"/>
      <text:p text:style-name="P4"/>
      <text:h text:style-name="P9" text:outline-level="1"><text:bookmark text:name="title-text3"/><text:soft-page-break/><text:a xlink:type="simple" xlink:href="https://docs.wso2.com/display/ESB490/Working+with+Inbound+Endpoints">Working with Inbound Endpoints</text:a></text:h>
      <text:p text:style-name="P4"/>
      <text:p text:style-name="P4"><text:a xlink:type="simple" xlink:href="https://docs.wso2.com/display/ESB490/Working+with+Inbound+Endpoints">https://docs.wso2.com/display/ESB490/Working+with+Inbound+Endpoints</text:a></text:p>
      <text:p text:style-name="P4"/>
      <text:p text:style-name="P4"/>
      <text:p text:style-name="P4"/>
      <text:h text:style-name="P9" text:outline-level="1"><text:bookmark text:name="title-text4"/><text:a xlink:type="simple" xlink:href="https://docs.wso2.com/display/ESB490/File+Inbound+Protocol">File Inbound Protocol</text:a></text:h>
      <text:p text:style-name="P4"/>
      <text:p text:style-name="P4"><text:a xlink:type="simple" xlink:href="https://docs.wso2.com/display/ESB490/File+Inbound+Protocol">https://docs.wso2.com/display/ESB490/File+Inbound+Protocol</text:a></text:p>
      <text:p text:style-name="P4"/>
      <text:p text:style-name="P4"/>
      <text:h text:style-name="P9" text:outline-level="1">File Connector</text:h>
      <text:p text:style-name="P4"/>
      <text:p text:style-name="P5"><text:a xlink:type="simple" xlink:href="https://docs.mulesoft.com/mule-user-guide/v/3.7/file-connector">https://docs.mulesoft.com/mule-user-guide/v/3.7/file-connector</text:a></text:p>
      <text:p text:style-name="P5"/>
      <text:p text:style-name="P5"/>
      <text:h text:style-name="P13" text:outline-level="2"><text:span text:style-name="T2">java.io</text:span> <text:line-break/>Class FileInputStream</text:h>
      <text:p text:style-name="P5"><text:a xlink:type="simple" xlink:href="http://docs.oracle.com/javase/6/docs/api/java/io/FileInputStream.html">http://docs.oracle.com/javase/6/docs/api/java/io/FileInputStream.html</text:a></text:p>
      <text:p text:style-name="P5"/>
      <text:p text:style-name="P5"/>
      <text:h text:style-name="P10" text:outline-level="1">Java NIO Path</text:h>
      <text:p text:style-name="P5"/>
      <text:p text:style-name="P5">tutorials.jenkov.com/java-nio/path.html#creating-an-absolute-path</text:p>
      <text:p text:style-name="P5"/>
      <text:p text:style-name="P5"/>
      <text:p text:style-name="P5">java.nio.file</text:p>
      <text:h text:style-name="Heading_20_2" text:outline-level="2">Class FileSystems</text:h>
      <text:p text:style-name="P5"/>
      <text:p text:style-name="P5"><text:a xlink:type="simple" xlink:href="http://docs.oracle.com/javase/7/docs/api/java/nio/file/FileSystems.html">http://docs.oracle.com/javase/7/docs/api/java/nio/file/FileSystems.html</text:a></text:p>
      <text:p text:style-name="P5"/>
      <text:p text:style-name="P5"/>
      <text:h text:style-name="P10" text:outline-level="1"><text:bookmark text:name="page-title"/>Sweeping the File System with NIO-2</text:h>
      <text:p text:style-name="P5"/>
      <text:p text:style-name="P5"><text:a xlink:type="simple" xlink:href="https://today.java.net/article/2009/10/14/sweeping-file-system-nio-2#Acknowledgements">https://today.java.net/article/2009/10/14/sweeping-file-system-nio-2#Acknowledgements</text:a></text:p>
      <text:p text:style-name="P5"/>
      <text:p text:style-name="P5"/>
      <text:p text:style-name="P5"/>
      <text:p text:style-name="P5"><text:soft-page-break/></text:p>
      <text:h text:style-name="P11" text:outline-level="1">Java Programming Tutorial</text:h>
      <text:section text:style-name="Sect1" text:name="content-header">
        <text:h text:style-name="Heading_20_2" text:outline-level="2">Advanced Input &amp; Output (I/O)</text:h>
      </text:section>
      <text:p text:style-name="P6"/>
      <text:p text:style-name="P6"/>
      <text:p text:style-name="P6"><text:a xlink:type="simple" xlink:href="https://www3.ntu.edu.sg/home/ehchua/programming/java/J5b_IO_advanced.html#zz-2">https://www3.ntu.edu.sg/home/ehchua/programming/java/J5b_IO_advanced.html#zz-2</text:a>.</text:p>
      <text:p text:style-name="P6"/>
      <text:p text:style-name="P5"/>
      <text:p text:style-name="P4"/>
      <text:p text:style-name="P16"/>
      <text:h text:style-name="P17" text:outline-level="1"><text:bookmark text:name="title-text5"/><text:a xlink:type="simple" xlink:href="https://docs.wso2.com/display/ESB490/VFS+Transport">VFS Transport</text:a></text:h>
      <text:p text:style-name="P15"/>
      <text:p text:style-name="P15"><text:a xlink:type="simple" xlink:href="https://docs.wso2.com/display/ESB490/VFS+Transport#VFSTransport-URLparams">https://docs.wso2.com/display/ESB490/VFS+Transport#VFSTransport-URLparams</text:a></text:p>
      <text:p text:style-name="P15"/>
      <text:p text:style-name="P15"/>
      <text:h text:style-name="P17" text:outline-level="1"><text:bookmark text:name="title-text6"/><text:a xlink:type="simple" xlink:href="https://docs.wso2.com/display/ESB490/File+Inbound+Protocol">File Inbound Protocol</text:a></text:h>
      <text:p text:style-name="P15"/>
      <text:p text:style-name="P15"><text:a xlink:type="simple" xlink:href="https://docs.wso2.com/display/ESB490/File+Inbound+Protocol">https://docs.wso2.com/display/ESB490/File+Inbound+Protocol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0:11:24.620162588</meta:creation-date>
    <dc:date>2015-09-15T22:11:10.312926243</dc:date>
    <meta:editing-duration>PT10H49M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5" meta:paragraph-count="39" meta:word-count="90" meta:character-count="1700" meta:non-whitespace-character-count="1636"/>
  </office:meta>
</office:document-meta>
</file>